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b63d" officeooo:paragraph-rsid="0057cfd3"/>
    </style:style>
    <style:style style:name="P2" style:family="paragraph" style:parent-style-name="Standard">
      <style:text-properties officeooo:rsid="00591d41" officeooo:paragraph-rsid="00a730ec"/>
    </style:style>
    <style:style style:name="P3" style:family="paragraph" style:parent-style-name="Standard">
      <style:text-properties officeooo:rsid="00591d41" officeooo:paragraph-rsid="00c09be6"/>
    </style:style>
    <style:style style:name="P4" style:family="paragraph" style:parent-style-name="Standard">
      <style:text-properties officeooo:paragraph-rsid="0211e0ea"/>
    </style:style>
    <style:style style:name="P5" style:family="paragraph" style:parent-style-name="Standard">
      <style:text-properties officeooo:rsid="0214a128" officeooo:paragraph-rsid="0261bf48"/>
    </style:style>
    <style:style style:name="P6" style:family="paragraph" style:parent-style-name="Standard">
      <style:text-properties officeooo:paragraph-rsid="035a5afc"/>
    </style:style>
    <style:style style:name="P7" style:family="paragraph" style:parent-style-name="Standard">
      <style:text-properties officeooo:rsid="001db63d" officeooo:paragraph-rsid="0360b597"/>
    </style:style>
    <style:style style:name="P8" style:family="paragraph" style:parent-style-name="Standard">
      <style:text-properties officeooo:rsid="0214a128" officeooo:paragraph-rsid="0367d7b9"/>
    </style:style>
    <style:style style:name="P9" style:family="paragraph" style:parent-style-name="Standard">
      <style:text-properties fo:font-weight="bold" officeooo:rsid="03745d7f" officeooo:paragraph-rsid="03745d7f" style:font-weight-asian="bold" style:font-weight-complex="bold"/>
    </style:style>
    <style:style style:name="P10" style:family="paragraph" style:parent-style-name="Standard">
      <style:text-properties officeooo:paragraph-rsid="03245079"/>
    </style:style>
    <style:style style:name="P11" style:family="paragraph" style:parent-style-name="Standard">
      <style:text-properties officeooo:rsid="027d5c45" officeooo:paragraph-rsid="037955e1"/>
    </style:style>
    <style:style style:name="P12" style:family="paragraph" style:parent-style-name="Standard">
      <style:text-properties officeooo:rsid="037b6b8a" officeooo:paragraph-rsid="037b6b8a"/>
    </style:style>
    <style:style style:name="T1" style:family="text">
      <style:text-properties officeooo:rsid="001f2e6c"/>
    </style:style>
    <style:style style:name="T2" style:family="text">
      <style:text-properties officeooo:rsid="005afb0a"/>
    </style:style>
    <style:style style:name="T3" style:family="text">
      <style:text-properties officeooo:rsid="00c3d536"/>
    </style:style>
    <style:style style:name="T4" style:family="text">
      <style:text-properties officeooo:rsid="02186255"/>
    </style:style>
    <style:style style:name="T5" style:family="text">
      <style:text-properties officeooo:rsid="0254086e"/>
    </style:style>
    <style:style style:name="T6" style:family="text">
      <style:text-properties officeooo:rsid="027dfaed"/>
    </style:style>
    <style:style style:name="T7" style:family="text">
      <style:text-properties officeooo:rsid="028cd35c"/>
    </style:style>
    <style:style style:name="T8" style:family="text">
      <style:text-properties officeooo:rsid="0365a010"/>
    </style:style>
    <style:style style:name="T9" style:family="text">
      <style:text-properties officeooo:rsid="03673a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uando sale el sol </text:p>
      <text:p text:style-name="P7"/>
      <text:p text:style-name="P7">Antes de mudarme de país alguien me diría <text:span text:style-name="T1">que uno de los efectos de vivir en el norte es que viajar en avión empieza a gustarte mucho más. Tras días y semanas de cielos atascados en la apatía del gris, volar hace posible que el sol aparezca de nuevo y que la luz guíe la memoria de nuestra piel durante un rato. Volar satisface el anhelo, interrumpe la carencia, renueva la promesa. Otro de los efectos de vivir en el norte es que hablar del tiempo se vuelve una constante. Se convierte en hábito, en cháchara sustancial. Referirse al clima es una manera de expresar nuestras emociones sin desvelarlas del todo. Es dar a entender cómo nos sentimos sin abrumar a otros con testimonios sensibles fruto de una relación excesiva con el yo. Hablar del tiempo es una técnica social para estar y no estar presente a la vez. Algo parecido le pasa al sol cuando no puede traspasar la opacidad de las nubes con sombra. Sale a escondidas. Esta ahí pero no lo sentimos. Viajar en avión también nos hace saber que, por encima de su propia superficie, las nubes siempre son blancas. Incluso en las horas de tormentas que duran varios días. Más allá de la estratosfera el sol no conoce las sombras. <text:s/>El color de las nubes es un efecto en contrapicado, una manera de orientar la luz entorpeciéndola. </text:span></text:p>
      <text:p text:style-name="P1"/>
      <text:p text:style-name="P3">Hace muchos años Mireia y yo empezamos <text:span text:style-name="T2">a enviarnos imágenes sin apenas palabras desde nuestros teléfonos. Nuestra correspondencia comenzó con fotografías de cielos para continuar dispersando una colección anárquica de reflejos y superficies. Las imágenes de nubes se harían importantes mucho después: primero con Kathy y más tarde con Kim, Désiré y Joseph. Con Kim además empezaría a intercambiar atardeceres y con Julieta amaneceres. El sol se hizo más relevante en los mensajes con cada una de ellas y en mis estados de ánimo al empezar y terminar el día. Sofía también pasaría a ser parte de este estraperlo fotosensible donde una luz atrapa a otra en el encuadre de la pantalla. La forma redonda del sol continuaría en la de la luna gracias a otras imágenes con Julieta y, sobre todo, con Lúa. Aunque apenas se ven estrellas desde las grandes ciudades, el cielo es para mí una constelación <text:s/>inestable de afectos y de personas que acortan distancias. Durante las noches despejadas del último invierno me daría cuenta de que mirar hacia luna es percibir el sol sin llegar a verlo del todo. Y de que el día sabe prolongar sus destellos en la noche. Esta experiencia indirecta del sol me haría darme cuenta además de que el cielo no sólo está por encima de nosotros, sino también por debajo. Al otro lado del planeta, a miles de kilómetros de nuestros pies, suceden otros cielos, otros crepúsculos y penumbras. Y aunque los cielos sean diferentes entre sí, el sol que los ilumina por el Este es el mismo que los oscurece por el Oeste.</text:span></text:p>
      <text:p text:style-name="P2"/>
      <text:p text:style-name="P6"><text:span text:style-name="T3">Crecer en la humedad de un interior atlántico y dentro de una piso de fachada norte hizo me hizo prestar más atención a la posición cardinal de las casas de ciudad y de campo. El sol entraba por nuestras ventanas gracias a su reflejo en los cristales de enfrente. Aprendí que la luz natural también se paga y que la orientación de los edificios aumenta o disminuye su precio en el mercado. Esto me haría advertir que la naturaleza también contribuye a la diferencia de clases.Y que aquello que a priori es de todos puede terminar siendo solamente para unos pocos. Durante aquellos primeros fines de semana en la playa asumí que se hacía de noche detrás del mar y que el sol siempre se ocultaba detrás del agua. Mudarme al mediterráneo consiguió que no sólo yo sino también el sol cambiase de lugar, descubriendo el crepúsculo de los amaneceres. Me acostumbré con mucha facilidad a los cielos azules, a los arco iris dentro de casa, a las manchas de sol en las prendas de ropa y a las marcas de ropa en la piel, a los destellos de luz en las mañanas, al fulgor las cosas, a preferir las aceras con sombra en vez de evitarlas, a cerrar los ojos y arrugar el entrecejo. Volver a mudarme, mucho más al norte, haría que el sol dejase de ser una presencia constante para pasar a ser un espectro de luz. Vivir de nuevo en una ciudad de interior reduciría la línea del horizonte a un segmento de parque. Empezaría a apreciar mejor los diferentes talentos de la luz y la temperatura, con especial atención a sus capacidades empáticas. Mis cambios de humor también se harían estacionales. Moverme con inestable frecuencia entre norte y sur me haría además notar que hay veranos hechos de invierno e inviernos hechos de verano. La correlación entre temperatura y temperamento pasaría a ser parte de muchas otras conversaciones, así como la reciprocidad entre el </text:span><text:soft-page-break/><text:span text:style-name="T3">clima y la economía de los países. Preguntar a otros si tantas zonas son frías porque son ricas o son ricas porque son frías se volvería un sondeo con respuestas predecibles desde lógicas ingeniosas. Existe una relación de reciprocidad entre la mayor o menor calidad de vida de unas sociedades con respecto a otras y la peor o mejor calidad de sus climas. A menudo siento que la falta de sol en los países del norte es una suerte de castigo, un equilibrio que descompensa la inteligencia del cuerpo en favor de los excesos de la razón. También me pregunto qué significa la calidad de vida de lugares en los que los claroscuros resaltan sobre todo las sombras.</text:span></text:p>
      <text:p text:style-name="P4"/>
      <text:p text:style-name="P8">Cuando pienso <text:span text:style-name="T5">en la dimensión fotosensible de mi</text:span> desorden digital no sólo <text:span text:style-name="T8">tengo en cuenta</text:span> <text:span text:style-name="T9">las</text:span> imágenes que comparto o <text:span text:style-name="T5">archivo</text:span> para el olvido, sino también lo indispensable que es la luz para que existan. <text:span text:style-name="T4">Son imágenes que capturan eventos de luz con más luz. Son imágenes que viaja a la velocidad de la luz entre dispositivos y personas. Son datos que se separan y se reúnen a lo largo de innumerables cables de fibra óptica. Son pixeles en expansión, millones de millones de millones de puntos de colores esperando a ser vistos en pantallas hechas de luz que nos prometen un mundo más allá que nos retiene en ellas. Este exceso de luz también produce episodios de ceguera. Y aunque mis imágenes del sol no pretenden competir con la experiencia del sol, reconozco algo decepcionante en ellas. Son bonitas, pero se vuelven fácilmente repetitivas, incluso aburridas. Son una urgencia estética interrumpida por otro objetivo que se adelanta a mis ojos. <text:s/>Cuando la vida analógica compite con la digital, teniendo que ser más interesante que nunca, es reconfortante sentir que hay momentos en los que la vida digital pierde sin que necesariamente gane la ansiedad analógica. La vida digital pierde cuando nos olvidamos de ella, no cuando sus representaciones son incapaces de superar las expectativas que tenemos de ellas. La vida digital pierde cuando el ojo con el que miramos no puede vernos a nosotros. <text:s/></text:span></text:p>
      <text:p text:style-name="P5"/>
      <text:p text:style-name="P11"><text:span text:style-name="T7">Con</text:span> Su <text:span text:style-name="T6">aprendería a mirar con más atención y más frecuencia los reflejos de la luz en el mar. De vez en cuando comparto con ella videos de olas y mareas. No pueden ser imágenes fijas, necesitan ser imágenes en movimiento. Son reflejos a pie de página de una conversación que dedicamos a cómo pensar con agua es además pensar con luz, a cómo una corriente se sumerge en otra. Y no sólo porque la luz del sol se haga presente en el agua, ayudando a comprender mejor sus lógicas y vacilaciones, sino también porque la luz digital que nos conecta a diario incorpora el mar y los océanos a su infraestructura planetaria. Las mareas de agua y de datos están hechas de luz, conectando alegorías de libertad que complican aún más la relación entre naturaleza y tecnología. Esta relación viaja atrás en el tiempo, hacia el proyecto ilustrado, que supo atrapar a la luz dentro de los fundamentos morales de la razón occidental. La insistencia actual en el arte como conocimiento, subordinando la forma en los contenidos y vigilando sus gestos ambiguos, sostiene en diferido esta moral ilustrada. Pero que las cosas se entiendan de una determinada manera, que sus sentidos se puedan cercar con el lenguaje o que incluso el propio lenguaje viva bajo sospecha es contradictorio a la voluntad de la luz, que hace aparecer destellos y reflejos iridiscentes en lugares inesperados. Y aunque esta aspiración de control sobre lo que no puede tener una posición segura eclipsa la refracción de sentidos, la luz todavía sabe dejar su marca en cuerpos opacos y hacer trayecto en todas las superficies. Contemplar cómo la luz sucede, sin querer retenerla, es confiar en algo que no está hecho del todo. Es entregarse a un estímulo, a una presencia sensible que nos hace sensibles a ella. </text:span></text:p>
      <text:p text:style-name="P11"/>
      <text:p text:style-name="P11"/>
      <text:p text:style-name="P12"/>
      <text:p text:style-name="P12">Sonia Fernández 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23T14:49:31.366553000</meta:creation-date>
    <dc:date>2023-02-28T10:26:36.235608000</dc:date>
    <meta:editing-duration>P1DT13H54M31S</meta:editing-duration>
    <meta:editing-cycles>670</meta:editing-cycles>
    <meta:generator>LibreOffice/5.1.3.2$MacOSX_X86_64 LibreOffice_project/644e4637d1d8544fd9f56425bd6cec110e49301b</meta:generator>
    <meta:document-statistic meta:table-count="0" meta:image-count="0" meta:object-count="0" meta:page-count="2" meta:paragraph-count="7" meta:word-count="1491" meta:character-count="8534" meta:non-whitespace-character-count="7042"/>
  </office:meta>
</office:document-meta>
</file>